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officeooo:rsid="00197beb" officeooo:paragraph-rsid="00197beb"/>
    </style:style>
    <style:style style:name="P2" style:family="paragraph" style:parent-style-name="Standard">
      <style:text-properties style:font-name="Arial" officeooo:rsid="001a3b43" officeooo:paragraph-rsid="001a3b43"/>
    </style:style>
    <style:style style:name="P3" style:family="paragraph" style:parent-style-name="Table_20_Contents">
      <style:text-properties style:font-name="Arial"/>
    </style:style>
    <style:style style:name="P4" style:family="paragraph" style:parent-style-name="Table_20_Contents">
      <style:text-properties style:font-name="Arial" officeooo:rsid="001b9b93" officeooo:paragraph-rsid="001b9b93"/>
    </style:style>
    <style:style style:name="P5" style:family="paragraph" style:parent-style-name="Table_20_Contents">
      <style:text-properties style:font-name="Arial" fo:font-weight="bold" officeooo:rsid="001b9b93" officeooo:paragraph-rsid="001b9b93" style:font-weight-asian="bold" style:font-weight-complex="bold"/>
    </style:style>
    <style:style style:name="P6" style:family="paragraph" style:parent-style-name="Table_20_Contents">
      <style:text-properties style:font-name="Arial" officeooo:rsid="001d23cd" officeooo:paragraph-rsid="001d23cd"/>
    </style:style>
    <style:style style:name="P7" style:family="paragraph" style:parent-style-name="Table_20_Contents">
      <style:text-properties style:font-name="Arial" officeooo:rsid="001ee633" officeooo:paragraph-rsid="001ee633"/>
    </style:style>
    <style:style style:name="P8" style:family="paragraph" style:parent-style-name="Table_20_Contents">
      <style:text-properties style:font-name="Arial" officeooo:rsid="00207394" officeooo:paragraph-rsid="00207394"/>
    </style:style>
    <style:style style:name="P9" style:family="paragraph" style:parent-style-name="Table_20_Contents">
      <style:text-properties style:font-name="Arial" officeooo:rsid="002239e3" officeooo:paragraph-rsid="002239e3"/>
    </style:style>
    <style:style style:name="P10" style:family="paragraph" style:parent-style-name="Table_20_Contents">
      <style:text-properties style:font-name="Arial" officeooo:rsid="00239d09" officeooo:paragraph-rsid="00239d09"/>
    </style:style>
    <style:style style:name="P11" style:family="paragraph" style:parent-style-name="Table_20_Contents">
      <style:text-properties style:font-name="Arial" officeooo:rsid="0023ea40" officeooo:paragraph-rsid="0023ea40"/>
    </style:style>
    <style:style style:name="P12" style:family="paragraph" style:parent-style-name="Table_20_Contents">
      <style:text-properties style:font-name="Arial" officeooo:rsid="00254759" officeooo:paragraph-rsid="00254759"/>
    </style:style>
    <style:style style:name="P13" style:family="paragraph" style:parent-style-name="Table_20_Contents">
      <style:text-properties style:font-name="Arial" officeooo:rsid="00260cfd" officeooo:paragraph-rsid="00260cfd"/>
    </style:style>
    <style:style style:name="P14" style:family="paragraph" style:parent-style-name="Table_20_Contents">
      <style:text-properties style:font-name="Arial" officeooo:rsid="00260cfd" officeooo:paragraph-rsid="00275f10"/>
    </style:style>
    <style:style style:name="P15" style:family="paragraph" style:parent-style-name="Table_20_Contents">
      <style:text-properties style:font-name="Arial" officeooo:rsid="0028e1e8" officeooo:paragraph-rsid="0028e1e8"/>
    </style:style>
    <style:style style:name="P16" style:family="paragraph" style:parent-style-name="Table_20_Contents">
      <style:text-properties style:font-name="Arial" officeooo:rsid="00291e09" officeooo:paragraph-rsid="00291e09"/>
    </style:style>
    <style:style style:name="P17" style:family="paragraph" style:parent-style-name="Table_20_Contents">
      <style:text-properties style:font-name="Arial" officeooo:rsid="002a056e" officeooo:paragraph-rsid="002a056e"/>
    </style:style>
    <style:style style:name="P18" style:family="paragraph" style:parent-style-name="Table_20_Contents">
      <style:text-properties style:font-name="Arial" officeooo:rsid="002ac2b8" officeooo:paragraph-rsid="002ac2b8"/>
    </style:style>
    <style:style style:name="T1" style:family="text">
      <style:text-properties officeooo:rsid="001c2166"/>
    </style:style>
    <style:style style:name="T2" style:family="text">
      <style:text-properties officeooo:rsid="001eddce"/>
    </style:style>
    <style:style style:name="T3" style:family="text">
      <style:text-properties officeooo:rsid="002209b0"/>
    </style:style>
    <style:style style:name="T4" style:family="text">
      <style:text-properties officeooo:rsid="00254759"/>
    </style:style>
    <style:style style:name="T5" style:family="text">
      <style:text-properties officeooo:rsid="00275f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oles and Flows Using AUTHOR</text:h>
      <text:p text:style-name="P1"/>
      <text:h text:style-name="Heading_20_2" text:outline-level="2">Introduction</text:h>
      <text:p text:style-name="P2"/>
      <text:p text:style-name="P2">As designed, AUTHOR requires two “roles”, the writer, or creator of the document, and the “technical editor”, who manages formatting and creation of the e-documents.</text:p>
      <text:p text:style-name="P2"/>
      <text:p text:style-name="P2">In an ideal world, these two roles can be performed by the same person. In reality, however, the technical nature of the AUTHOR system requires some ability to use a computer, and edit technical matter, such as metadata written in JSON.</text:p>
      <text:p text:style-name="P2"/>
      <text:p text:style-name="P2">The following chart is an attempt to show not only the roles, but the flow of information between the two entities:</text:p>
      <text:p text:style-name="P2"/>
      <table:table table:name="Table1" table:style-name="Table1">
        <table:table-column table:style-name="Table1.A" table:number-columns-repeated="2"/>
        <table:table-row>
          <table:table-cell table:style-name="Table1.A1" office:value-type="string">
            <text:p text:style-name="P5">Content Creator</text:p>
          </table:table-cell>
          <table:table-cell table:style-name="Table1.B1" office:value-type="string">
            <text:p text:style-name="P5">Technical Editor</text:p>
          </table:table-cell>
        </table:table-row>
        <table:table-row>
          <table:table-cell table:style-name="Table1.A2" office:value-type="string">
            <text:p text:style-name="P4">Using a simple text editor program, creates the content of the e-document. May perform some formatting, such as paragraph breaking, use of emphasis, etc.</text:p>
          </table:table-cell>
          <table:table-cell table:style-name="Table1.B2" office:value-type="string">
            <text:p text:style-name="P4">Receives the simple text from the Content Creator. <text:span text:style-name="T3">If the author desires that certain markup be added, such as emphasis, insert appropriate AUTHOR markups.</text:span></text:p>
            <text:p text:style-name="P4"/>
            <text:p text:style-name="P9">This stage also includes inserting hyperlinks where needed, if the e-document is to be interactive.</text:p>
            <text:p text:style-name="P9"/>
            <text:p text:style-name="P9">This stage probably includes consultation with the Content Creator regarding appearance of the e-document. Further such consultations will take place later on.</text:p>
          </table:table-cell>
        </table:table-row>
        <table:table-row>
          <table:table-cell table:style-name="Table1.A2" office:value-type="string">
            <text:p text:style-name="P4">If images are used in the document, creates the basic images and provides them to the Technical Editor, including the desired location within the e-document.</text:p>
          </table:table-cell>
          <table:table-cell table:style-name="Table1.B2" office:value-type="string">
            <text:p text:style-name="P4">Receives the images <text:span text:style-name="T1">from the Content Creator, </text:span>and re-formats them to meet publishing standards. Inserts <text:span text:style-name="T1">the reformatted</text:span> images into the working area of AUTHOR. A<text:span text:style-name="T1">dds markup to </text:span>the input text to link to the images.</text:p>
          </table:table-cell>
        </table:table-row>
        <table:table-row>
          <table:table-cell table:style-name="Table1.A2" office:value-type="string">
            <text:p text:style-name="P6">Supplies metadata to the Technical Editor. These data include such items as: author name, e-document title, e-document description, e-document keywords, type of e-document (book, article, <text:span text:style-name="T2">online </text:span>presentation, <text:span text:style-name="T2">etc</text:span>) desired target formats (Print PDF, Kindle, EPUB, etc).</text:p>
          </table:table-cell>
          <table:table-cell table:style-name="Table1.B2" office:value-type="string">
            <text:p text:style-name="P7">Receives metadata information from the Content Creator and enters it into the “project.json” file. Sets options for output formats in the “options.json” file. Prepares scripts and working area (including location of images) for execution of the AUTHOR scripts. <text:s/></text:p>
          </table:table-cell>
        </table:table-row>
        <table:table-row>
          <table:table-cell table:style-name="Table1.A2" office:value-type="string">
            <text:p text:style-name="P3"/>
          </table:table-cell>
          <table:table-cell table:style-name="Table1.B2" office:value-type="string">
            <text:p text:style-name="P7">Ensures that their computer has working copies of the necessary programs that create <text:soft-page-break/>the final e-document output. These could include: Apache FOP, Amazon Kindle “kindlegen”, and Calibre program. If Kindle is being created, ensure that there is a copy of the Kindle Previewer available. Note that Calibre contains document viewers, as well. (Assume that there is a web browser on the machine, but additional browsers may be useful for pre-viewing AUTHOR output.</text:p>
          </table:table-cell>
        </table:table-row>
        <table:table-row>
          <table:table-cell table:style-name="Table1.A2" office:value-type="string">
            <text:p text:style-name="P3"/>
          </table:table-cell>
          <table:table-cell table:style-name="Table1.B2" office:value-type="string">
            <text:p text:style-name="P8">Execute AUTHOR for the desired formats, retaining the appropriate output files. If there are errors in processing, ensure that they are fixed, which may include consultation with the Content Creator.</text:p>
          </table:table-cell>
        </table:table-row>
        <table:table-row>
          <table:table-cell table:style-name="Table1.A2" office:value-type="string">
            <text:p text:style-name="P3"/>
          </table:table-cell>
          <table:table-cell table:style-name="Table1.B2" office:value-type="string">
            <text:p text:style-name="P10">If HTML output has been specified, preview and check it with a web browser. Possibly use more than one browser to ensure that the configuration is correct.</text:p>
            <text:p text:style-name="P10"/>
            <text:p text:style-name="P10">This step can be a “first stage” of the feedback between Technical Editor and Content Creator, and can take place even before other e-document formats are attempted. </text:p>
          </table:table-cell>
        </table:table-row>
        <table:table-row>
          <table:table-cell table:style-name="Table1.A2" office:value-type="string">
            <text:p text:style-name="P3"/>
          </table:table-cell>
          <table:table-cell table:style-name="Table1.B2" office:value-type="string">
            <text:p text:style-name="P11">If desired, create one or both PDF output creation processes, using Apache FOP.</text:p>
            <text:p text:style-name="P11"/>
            <text:p text:style-name="P11">Preview the PDF outputs. <text:span text:style-name="T4">In particular, if print published output is desired, check the PDF document carefully for formatting and image appearance.</text:span></text:p>
            <text:p text:style-name="P11"/>
            <text:p text:style-name="P12">This is an important stage where consultation between Technical Editor and Content Creator can be performed. In particular, the PDF output files can be sent to the Content Creator for their review.</text:p>
          </table:table-cell>
        </table:table-row>
        <table:table-row>
          <table:table-cell table:style-name="Table1.A2" office:value-type="string">
            <text:p text:style-name="P3"/>
          </table:table-cell>
          <table:table-cell table:style-name="Table1.B2" office:value-type="string">
            <text:p text:style-name="P13">If the Kindle and/or EPUB formats are desired, first create the Kindle version, using the Amazon Kindle “kindlegen” program.</text:p>
            <text:p text:style-name="P13"/>
            <text:p text:style-name="P13">View the Kindle output and check formatting. If the Kindle format is desired, then it can be shared with the Content Creator for their feedback and review.</text:p>
            <text:p text:style-name="P13"/>
            <text:p text:style-name="P14">If the EPUB format is desired, then the Kindle <text:soft-page-break/>file <text:span text:style-name="T5">must</text:span> be imported into Calibre. <text:span text:style-name="T5">Then, the Calibre program can be told to make an EPUB version of the project.</text:span></text:p>
            <text:p text:style-name="P14"/>
            <text:p text:style-name="P14"><text:span text:style-name="T5">If EPUB is a desired format, then that e-document can be shared with the Content Creator for their feedback and review.</text:span> </text:p>
          </table:table-cell>
        </table:table-row>
        <table:table-row>
          <table:table-cell table:style-name="Table1.A2" office:value-type="string">
            <text:p text:style-name="P15">Review all e-document formats created by the Technical Editor, and provide notes regarding desired changes.</text:p>
            <text:p text:style-name="P15"/>
            <text:p text:style-name="P15">If editorial changes are needed, it is necessary for the Content Creator to edit the current version of the AUTHOR text input file that has been worked on by the Technical Editor. (Ideally, the Content Creator should not make formatting changes, unless they are familiar with the AUTHOR input markup formats.) </text:p>
          </table:table-cell>
          <table:table-cell table:style-name="Table1.B2" office:value-type="string">
            <text:p text:style-name="P16">Based on feedback, the Technical Editor may share the AUTHOR input file (with markup embedded) with the Content Creator.</text:p>
            <text:p text:style-name="P16"/>
            <text:p text:style-name="P16">This loopback process continues until both roles are satisfied with the resulting e-documents.</text:p>
          </table:table-cell>
        </table:table-row>
        <table:table-row>
          <table:table-cell table:style-name="Table1.A2" office:value-type="string">
            <text:p text:style-name="P3"/>
          </table:table-cell>
          <table:table-cell table:style-name="Table1.B2" office:value-type="string">
            <text:p text:style-name="P17">When the e-documents are acceptable, the Technical Editor will provide them to the appropriate destination. For instance, if a printed book is desired, the “print” PDF file will be supplied to the printing company, which could be a print-on-demand company, such as LuLu. </text:p>
            <text:p text:style-name="P17"/>
            <text:p text:style-name="P17">If a Kindle version is being marketed, the output of the AUTHOR system can be uploaded to Amazon for publishing.</text:p>
            <text:p text:style-name="P17"/>
            <text:p text:style-name="P17">Other formats, such as EPUB can be posted to sites that sell ebooks.</text:p>
            <text:p text:style-name="P17"/>
            <text:p text:style-name="P17">Any of the created e-document files can be stored in a secure place, and sold as downloads.</text:p>
            <text:p text:style-name="P17"/>
            <text:p text:style-name="P18">One such output format, not discussed here, is the “website-in-a-box”. In this packaging scheme, the HTML output of AUTHOR is combined with the full images and thumbnails into a ZIP file that can be sold as a download. The advantage of this type of e-document is that the user does not need a special “reader”; any web browser will work.</text:p>
            <text:p text:style-name="P18"/>
            <text:p text:style-name="P18"><text:soft-page-break/>Another output of AUTHOR is a “REVEAL” web-based presentation. This output may not be for sale, but it could be packaged just like the “website-in-a-box” described above. (More likely, such an on-line presentation is part of a website, and therefore open to public view.)</text:p>
          </table:table-cell>
        </table:table-row>
        <table:table-row>
          <table:table-cell table:style-name="Table1.A2" office:value-type="string">
            <text:p text:style-name="P3"/>
          </table:table-cell>
          <table:table-cell table:style-name="Table1.B2" office:value-type="string">
            <text:p text:style-name="P3"/>
          </table:table-cell>
        </table:table-row>
        <table:table-row>
          <table:table-cell table:style-name="Table1.A2" office:value-type="string">
            <text:p text:style-name="P3"/>
          </table:table-cell>
          <table:table-cell table:style-name="Table1.B2" office:value-type="string">
            <text:p text:style-name="P3"/>
          </table:table-cell>
        </table:table-row>
        <table:table-row>
          <table:table-cell table:style-name="Table1.A2" office:value-type="string">
            <text:p text:style-name="P3"/>
          </table:table-cell>
          <table:table-cell table:style-name="Table1.B2" office:value-type="string">
            <text:p text:style-name="P3"/>
          </table:table-cell>
        </table:table-row>
        <table:table-row>
          <table:table-cell table:style-name="Table1.A2" office:value-type="string">
            <text:p text:style-name="P3"/>
          </table:table-cell>
          <table:table-cell table:style-name="Table1.B2" office:value-type="string">
            <text:p text:style-name="P3"/>
          </table:table-cell>
        </table:table-row>
        <table:table-row>
          <table:table-cell table:style-name="Table1.A2" office:value-type="string">
            <text:p text:style-name="P3"/>
          </table:table-cell>
          <table:table-cell table:style-name="Table1.B2" office:value-type="string">
            <text:p text:style-name="P3"/>
          </table:table-cell>
        </table:table-row>
        <table:table-row>
          <table:table-cell table:style-name="Table1.A2" office:value-type="string">
            <text:p text:style-name="P3"/>
          </table:table-cell>
          <table:table-cell table:style-name="Table1.B2" office:value-type="string">
            <text:p text:style-name="P3"/>
          </table:table-cell>
        </table:table-row>
        <table:table-row>
          <table:table-cell table:style-name="Table1.A2" office:value-type="string">
            <text:p text:style-name="P3"/>
          </table:table-cell>
          <table:table-cell table:style-name="Table1.B2" office:value-type="string">
            <text:p text:style-name="P3"/>
          </table:table-cell>
        </table:table-row>
        <table:table-row>
          <table:table-cell table:style-name="Table1.A2" office:value-type="string">
            <text:p text:style-name="P3"/>
          </table:table-cell>
          <table:table-cell table:style-name="Table1.B2" office:value-type="string">
            <text:p text:style-name="P3"/>
          </table:table-cell>
        </table:table-row>
        <table:table-row>
          <table:table-cell table:style-name="Table1.A2" office:value-type="string">
            <text:p text:style-name="P3"/>
          </table:table-cell>
          <table:table-cell table:style-name="Table1.B2" office:value-type="string">
            <text:p text:style-name="P3"/>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Swanson</meta:initial-creator>
    <meta:creation-date>2018-12-28T09:35:58.322044314</meta:creation-date>
    <dc:date>2018-12-28T10:08:45.120222595</dc:date>
    <dc:creator>Bob Swanson</dc:creator>
    <meta:editing-duration>PT32M38S</meta:editing-duration>
    <meta:editing-cycles>20</meta:editing-cycles>
    <meta:generator>LibreOffice/5.1.6.2$Linux_X86_64 LibreOffice_project/10m0$Build-2</meta:generator>
    <meta:document-statistic meta:table-count="1" meta:image-count="0" meta:object-count="0" meta:page-count="4" meta:paragraph-count="36" meta:word-count="931" meta:character-count="5795" meta:non-whitespace-character-count="4894"/>
  </office:meta>
</office:document-meta>
</file>